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Массовая генерация программ одновременно для нескольких целевых систем (приборов)</text:h>
          </table:table-cell>
        </table:table-row>
        <table:table-row table:style-name="Table1.2">
          <table:table-cell table:style-name="Table1.A2" office:value-type="string">
            <text:p text:style-name="P1">Для того чтобы сгенерировать и загрузить программы для нескольких приборов одновременно, можно воспользоваться списком конфигураций. Для этого необходимо:</text:p>
            <text:p text:style-name="P1">1) В рабочем окне «Инструменты автоматики» зайти в закладку «Список конфигураций»;</text:p>
            <text:p text:style-name="P1">2) Нажатием левой клавишей «мыши» на кнопку «Добавить файлы» (показана на рисунке 1) добавить файлы с расширением .alt, в которых хранятся конфигурации загрузки и отладчика для избранных пользователем приборов.</text:p>
            <text:p text:style-name="P2"><draw:frame draw:style-name="fr1" draw:name="graphics1" text:anchor-type="as-char" svg:width="12.303cm" svg:height="10.137cm" draw:z-index="0"><draw:image xlink:href="../_images/rp-4-6-ris-01.png" xlink:type="simple" xlink:show="embed" xlink:actuate="onLoad"/></draw:frame></text:p>
            <text:p text:style-name="P2">Рисунок 1</text:p>
            <text:p text:style-name="P1">Пользователь может сам быстро переключать конфигурацию. Для этого следует левой клавишей «мыши» указать нужную конфигурацию из списка доступных (загруженных ранее в соответствии с рисунком 1), затем левой клавишей «мыши» нажать кнопку «Открыть выделенную конфигурацию» (показано на рисунке 2).</text:p>
            <text:p text:style-name="P2"><text:soft-page-break/><draw:frame draw:style-name="fr1" draw:name="graphics2" text:anchor-type="as-char" svg:width="12.303cm" svg:height="10.054cm" draw:z-index="1"><draw:image xlink:href="../_images/rp-4-6-ris-02.png" xlink:type="simple" xlink:show="embed" xlink:actuate="onLoad"/></draw:frame></text:p>
            <text:p text:style-name="P2">Рисунок 2</text:p>
            <text:p text:style-name="P1">Для генерации расчетных модулей (программ) и их одновременной загрузки в приборы для всех указанных в списке конфигурации приборов следует:</text:p>
            <text:p text:style-name="P1">1) Нажать левой клавиши «мыши» на кнопку «Собрать модули для всех» (показано на рисунке 3). После успешного выполнения действия появится сообщение в строке диагностики «Генерация исходников завершена успешно» (показано на рисунке 4).</text:p>
            <text:p text:style-name="P2"><draw:frame draw:style-name="fr1" draw:name="graphics3" text:anchor-type="as-char" svg:width="12.335cm" svg:height="10.162cm" draw:z-index="2"><draw:image xlink:href="../_images/rp-4-6-ris-03.png" xlink:type="simple" xlink:show="embed" xlink:actuate="onLoad"/></draw:frame></text:p>
            <text:p text:style-name="P2">Рисунок 3</text:p>
            <text:p text:style-name="P1"><text:soft-page-break/>2) Нажать левой клавиши «мыши» на кнопку «Скопировать на целевую систему для всех» (показано на рисунке 4).</text:p>
            <text:p text:style-name="P2"><draw:frame draw:style-name="fr1" draw:name="graphics4" text:anchor-type="as-char" svg:width="14.845cm" svg:height="10.137cm" draw:z-index="3"><draw:image xlink:href="../_images/rp-4-6-ris-04.png" xlink:type="simple" xlink:show="embed" xlink:actuate="onLoad"/></draw:frame></text:p>
            <text:p text:style-name="P2">Рисунок 4</text:p>
            <text:p text:style-name="P1">При этом для каждой из конфигураций прибора в списке допустимо задавать собственные настройки параметров генерации кода (шаблон и директорию для генерации исходных кодов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совая генерация программ одновременно для нескольких целевых систем (приборов)</dc:title>
    <dc:date>2016-02-20T11:23:16.67</dc:date>
    <meta:generator>OpenOffice/4.1.1$Win32 OpenOffice.org_project/411m6$Build-9775</meta:generator>
    <meta:editing-duration>PT3H49M54S</meta:editing-duration>
    <meta:editing-cycles>95</meta:editing-cycles>
    <dc:creator>ILYA KUBENSKIY</dc:creator>
    <meta:document-statistic meta:table-count="1" meta:image-count="4" meta:object-count="0" meta:page-count="3" meta:paragraph-count="17" meta:word-count="204" meta:character-count="1510"/>
    <meta:user-defined meta:name="Поле 1"/>
    <meta:user-defined meta:name="Поле 2"/>
    <meta:user-defined meta:name="Поле 3"/>
    <meta:user-defined meta:name="Поле 4"/>
  </office:meta>
</office:document-meta>
</file>